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3fed" officeooo:paragraph-rsid="00143fed"/>
    </style:style>
    <style:style style:name="P2" style:family="paragraph" style:parent-style-name="Standard" style:list-style-name="L1">
      <style:text-properties officeooo:rsid="00143fed" officeooo:paragraph-rsid="00143fed"/>
    </style:style>
    <style:style style:name="P3" style:family="paragraph" style:parent-style-name="Standard">
      <style:text-properties officeooo:rsid="0016aa0c" officeooo:paragraph-rsid="0016aa0c"/>
    </style:style>
    <style:style style:name="T1" style:family="text">
      <style:text-properties officeooo:rsid="0016aa0c"/>
    </style:style>
    <style:style style:name="T2" style:family="text">
      <style:text-properties officeooo:rsid="00170e1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kapa en rapport som förklarar och visar olika mått för spridning för en numerisk variabel.</text:p>
      <text:p text:style-name="P1">Visa formler och kod för beräkningar. <text:span text:style-name="T1">Skapa funktioner </text:span><text:span text:style-name="T2">för måtten.</text:span></text:p>
      <text:p text:style-name="P1"/>
      <text:p text:style-name="P3">Ha med måtten nedan:</text:p>
      <text:p text:style-name="P1"/>
      <text:list xml:id="list3758207514" text:style-name="L1">
        <text:list-item>
          <text:p text:style-name="P2">Varians</text:p>
        </text:list-item>
        <text:list-item>
          <text:p text:style-name="P2">Standardavvikelse </text:p>
        </text:list-item>
        <text:list-item>
          <text:p text:style-name="P2">Mean absolute deviation</text:p>
        </text:list-item>
        <text:list-item>
          <text:p text:style-name="P2">Median absolute deviation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1:06:21.876231128</meta:creation-date>
    <dc:date>2023-02-23T11:14:36.834600518</dc:date>
    <meta:editing-duration>PT8M1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7" meta:word-count="41" meta:character-count="254" meta:non-whitespace-character-count="223"/>
  </office:meta>
</office:document-meta>
</file>